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5.666cm" style:rel-column-width="21845*"/>
    </style:style>
    <style:style style:name="Tabelle1.A1" style:family="table-cell">
      <style:table-cell-properties fo:padding="0.097cm" fo:border="none"/>
    </style:style>
    <style:style style:name="P1" style:family="paragraph" style:parent-style-name="Table_20_Contents">
      <style:paragraph-properties fo:text-align="start" style:justify-single-word="false"/>
      <style:text-properties fo:font-size="12pt" style:font-size-asian="12pt" style:font-size-complex="12pt"/>
    </style:style>
    <style:style style:name="P2" style:family="paragraph" style:parent-style-name="Table_20_Contents">
      <style:paragraph-properties fo:text-align="center" style:justify-single-word="false"/>
      <style:text-properties fo:color="#ff3333" fo:font-size="12pt" style:font-size-asian="12pt" style:font-size-complex="12pt"/>
    </style:style>
    <style:style style:name="P3" style:family="paragraph" style:parent-style-name="Table_20_Contents">
      <style:paragraph-properties fo:text-align="center" style:justify-single-word="false"/>
      <style:text-properties fo:color="#000000"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text-properties fo:color="#ff3333"/>
    </style:style>
    <style:style style:name="P6" style:family="paragraph" style:parent-style-name="Standard">
      <style:paragraph-properties fo:text-align="end" style:justify-single-word="false"/>
      <style:text-properties fo:color="#ff3333"/>
    </style:style>
    <style:style style:name="P7" style:family="paragraph" style:parent-style-name="Standard">
      <style:paragraph-properties fo:text-align="start" style:justify-single-word="false"/>
      <style:text-properties fo:color="#ff3333" fo:font-size="12pt" style:font-size-asian="12pt" style:font-size-complex="12pt"/>
    </style:style>
    <style:style style:name="P8" style:family="paragraph" style:parent-style-name="Standard">
      <style:paragraph-properties fo:text-align="center" style:justify-single-word="false"/>
      <style:text-properties fo:color="#ff3333" fo:font-size="12pt" style:font-size-asian="12pt" style:font-size-complex="12pt"/>
    </style:style>
    <style:style style:name="P9" style:family="paragraph" style:parent-style-name="Standard">
      <style:paragraph-properties fo:text-align="end" style:justify-single-word="false"/>
    </style:style>
    <style:style style:name="P10" style:family="paragraph" style:parent-style-name="Standard">
      <style:paragraph-properties fo:text-align="start" style:justify-single-word="false"/>
      <style:text-properties fo:color="#000000" fo:font-size="12pt" style:font-size-asian="12pt" style:font-size-complex="12pt"/>
    </style:style>
    <style:style style:name="P11" style:family="paragraph" style:parent-style-name="Standard">
      <style:paragraph-properties fo:text-align="start" style:justify-single-word="false"/>
      <style:text-properties fo:font-size="14pt" style:font-size-asian="14pt" style:font-size-complex="14pt"/>
    </style:style>
    <style:style style:name="T1" style:family="text">
      <style:text-properties fo:color="#ff333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orname(n) Nachname</text:p>
      <text:p text:style-name="P5">Straße Hausnummer</text:p>
      <text:p text:style-name="P5">Postleitzahl Stadt</text:p>
      <text:p text:style-name="P9"/>
      <text:p text:style-name="P9"/>
      <text:p text:style-name="P9"><text:span text:style-name="T1">Stadt</text:span>, den <text:span text:style-name="T1">TT.MM.JJJJ</text:span></text:p>
      <text:p text:style-name="P9"/>
      <text:p text:style-name="P6">Standesamt deines Eintrags im Geburtenregister</text:p>
      <text:p text:style-name="P6">Straße Hausnummer</text:p>
      <text:p text:style-name="P6">Postleitzahl Stadt</text:p>
      <text:p text:style-name="P9"/>
      <text:p text:style-name="P9"/>
      <text:p text:style-name="P11">Antrag auf Änderung des Vornamens nach §11 NamÄndG und des Nachnamens nach §1 NamÄndG</text:p>
      <text:p text:style-name="P11"/>
      <text:p text:style-name="P4"/>
      <text:p text:style-name="P4">Sehr geehrte Beamte des Standesamtes <text:span text:style-name="T1">Stadt</text:span>,</text:p>
      <text:p text:style-name="P4"/>
      <text:p text:style-name="P4">Hiermit beantrage ich, meinen Vornamen/meine Vornamen nach §11 des Gesetzes über die Änderung von Familiennamen und Vornamen (NamÄndG) von <text:span text:style-name="T1">Vorname 1/Vornamen 1</text:span> zu <text:span text:style-name="T1">Vorname 2/Vornamen 2</text:span> sowie meinen Nachnamen nach § 1 des Gesetzes über die Änderung von Familiennamen und Vornamen (NamÄndG) von <text:span text:style-name="T1">Nachname 1</text:span> zu <text:span text:style-name="T1">Nachname 2</text:span> zu ändern.</text:p>
      <text:p text:style-name="P4">Der Grund dafür ist, dass ich <text:span text:style-name="T1">[Hier kommt eine Begründung hin, warum ihr euren Vornamen oder eure Vornamen sowie euren Nachnamen ändern wollt. Der Gesetzestext gibt nur einen "Gute[n] Grund" vor, das ist Auslegungssache. Da wir im deutschen Bürokratiestaat leben: Betont den "praktischen" Nutzen. Ihr wollt keine Änderung wegen des Klangs oder des Schriftbilds, sondern weil es oft zu Verwechslungen kommt. Oder weil er zu Wortspielen einlädt und euch oder Andere von der Arbeit ablenkt (nochmal: Deutschland). Oder weil ihn niemand richtig aussprechen oder schreiben kann. Oder weil ihn alle sofort vergessen, auch wenn ihr ihn immer wiederholt.</text:span></text:p>
      <text:p text:style-name="P7"/>
      <text:p text:style-name="P7">Gebt Gründe für Vor- UND Nachnamen an!</text:p>
      <text:p text:style-name="P7"/>
      <text:p text:style-name="P7">Erinnerung: Das muss nicht stimmen, es muss nur überzeugend auf Bürokrat*innen wirken!]</text:p>
      <text:p text:style-name="P7"/>
      <table:table table:name="Tabelle1" table:style-name="Tabelle1">
        <table:table-column table:style-name="Tabelle1.A" table:number-columns-repeated="3"/>
        <table:table-row>
          <table:table-cell table:style-name="Tabelle1.A1" office:value-type="string">
            <text:p text:style-name="P1">Bitte ändern Sie:</text:p>
          </table:table-cell>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P1"/>
          </table:table-cell>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P2">Vorname(n) 1 Nachname 1</text:p>
          </table:table-cell>
          <table:table-cell table:style-name="Tabelle1.A1" office:value-type="string">
            <text:p text:style-name="P2"/>
          </table:table-cell>
          <table:table-cell table:style-name="Tabelle1.A1" office:value-type="string">
            <text:p text:style-name="P2">Vorname(n) 2 Nachname 2</text:p>
          </table:table-cell>
        </table:table-row>
        <table:table-row>
          <table:table-cell table:style-name="Tabelle1.A1" office:value-type="string">
            <text:p text:style-name="P2">Straße Hausnummer</text:p>
          </table:table-cell>
          <table:table-cell table:style-name="Tabelle1.A1" office:value-type="string">
            <text:p text:style-name="P3">zu</text:p>
          </table:table-cell>
          <table:table-cell table:style-name="Tabelle1.A1" office:value-type="string">
            <text:p text:style-name="P2">Straße Hausnummer</text:p>
          </table:table-cell>
        </table:table-row>
        <table:table-row>
          <table:table-cell table:style-name="Tabelle1.A1" office:value-type="string">
            <text:p text:style-name="P2">Postleitzahl Stadt</text:p>
          </table:table-cell>
          <table:table-cell table:style-name="Tabelle1.A1" office:value-type="string">
            <text:p text:style-name="P2"/>
          </table:table-cell>
          <table:table-cell table:style-name="Tabelle1.A1" office:value-type="string">
            <text:p text:style-name="P2">Postleitzahl Stadt</text:p>
          </table:table-cell>
        </table:table-row>
      </table:table>
      <text:p text:style-name="P7"/>
      <text:p text:style-name="P7"/>
      <text:p text:style-name="P10">Mit freundlichen Grüßen,</text:p>
      <text:p text:style-name="P7"/>
      <text:p text:style-name="P7">[Vorname(n) 1 Nachname 1]</text:p>
      <text:p text:style-name="P8">Handschriftliche Unterschrift,</text:p>
      <text:p text:style-name="P8">Vor dem Drucken löschen</text:p>
      <text:p text:style-name="P7"/>
      <text:p text:style-name="P7">[Vorname(n) 2 Nachname 2]</text:p>
      <text:p text:style-name="P8">Handschriftliche Unterschrift,</text:p>
      <text:p text:style-name="P8">Vor dem Drucken lösc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M33S</meta:editing-duration>
    <meta:editing-cycles>10</meta:editing-cycles>
    <meta:generator>OpenOffice/4.1.6$Win32 OpenOffice.org_project/416m1$Build-9790</meta:generator>
    <dc:date>2019-12-23T23:57:32.72</dc:date>
    <dc:creator>Elena Schmidt</dc:creator>
    <meta:document-statistic meta:table-count="1" meta:image-count="0" meta:object-count="0" meta:page-count="1" meta:paragraph-count="28" meta:word-count="248" meta:character-count="1697"/>
    <meta:user-defined meta:name="Info 1"/>
    <meta:user-defined meta:name="Info 2"/>
    <meta:user-defined meta:name="Info 3"/>
    <meta:user-defined meta:name="Info 4"/>
  </office:meta>
</office:document-meta>
</file>